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Heading_20_2_20_Char">Play Senet</text:span><text:line-break/>An online version of one possible way to play the ancient Egyptian game Senet. </text:p>
      <text:p text:style-name="Standard"><text:a xlink:type="simple" xlink:href="http://wesheb.tdonnelly.org/egme3.html">http://wesheb.tdonnelly.org/egme3.html</text:a></text:p>
      <text:p text:style-name="Standard"><text:span text:style-name="Heading_20_2_20_Char">GameTap<text:line-break/></text:span>If you are interested in playing some of the older classic games that are mentioned in class, you can register at this site and play some for free or subscribe for access to more.  </text:p>
      <text:p text:style-name="Standard"><text:a xlink:type="simple" xlink:href="http://www.gametap.com/">http://www.gametap.com/</text:a></text:p>
      <text:p text:style-name="Standard"><text:span text:style-name="Heading_20_2_20_Char">Timeline</text:span><text:line-break/>A quick reference timeline with links to ancient game decriptions. </text:p>
      <text:p text:style-name="Standard"><text:a xlink:type="simple" xlink:href="http://www.historicgames.com/gamestimeline.html">http://www.historicgames.com/gamestimeline.html</text:a></text:p>
      <text:p text:style-name="Standard"><text:span text:style-name="Heading_20_2_20_Char">History of Board Games</text:span><text:line-break/>An overview of some of the more famous old games with links for more information.  </text:p>
      <text:p text:style-name="Standard"><text:a xlink:type="simple" xlink:href="http://www.ccgs.com/games/index.htm">http://www.ccgs.com/games/index.htm</text:a></text:p>
      <text:p text:style-name="Standard"><text:span text:style-name="Heading_20_2_20_Char">The Dot Eaters</text:span><text:line-break/>One of the better history of video games sites you will find.  </text:p>
      <text:p text:style-name="Standard"><text:a xlink:type="simple" xlink:href="http://www.emuunlim.com/doteaters/index.htm">http://www.emuunlim.com/doteaters/index.htm</text:a></text:p>
      <text:p text:style-name="Standard"><text:span text:style-name="Heading_20_2_20_Char">Eliza</text:span><text:line-break/>An early attempt at creating an AI that could pass the Turing Test. Judge the success for yourself. </text:p>
      <text:p text:style-name="Standard"><text:a xlink:type="simple" xlink:href="http://www-ai.ijs.si/eliza-cgi-bin/eliza_script">http://www-ai.ijs.si/eliza-cgi-bin/eliza_script</text:a></text:p>
      <text:p text:style-name="Standard"><text:span text:style-name="Heading_20_2_20_Char">Bartles Player Types</text:span><text:line-break/>The famous article by Richard Bartle outling four basic player types in MUDs<text:line-break/><text:a xlink:type="simple" xlink:href="http://www.mud.co.uk/richard/hcds.htm">http://www.mud.co.uk/richard/hcds.htm</text:a></text:p>
      <text:p text:style-name="Standard"><text:span text:style-name="Heading_20_2_20_Char">Game designer profile</text:span><text:line-break/>The characteristics of a successful game designer. A good snapshot to aim for. <text:line-break/><text:a xlink:type="simple" xlink:href="http://gamecareerguide.com/features/674/characteristics_of_successful_game_.php">http://gamecareerguide.com/features/674/characteristics_of_successful_game_.php</text:a></text:p>
      <text:p text:style-name="Standard"><text:span text:style-name="Heading_20_2_20_Char">Global Game Jam</text:span><text:line-break/>A global gamedevelopmen event taking place all over the world simultanously at the end of January. Participate if you can. <text:line-break/><text:a xlink:type="simple" xlink:href="http://www.globalgamejam.org/">http://www.globalgamejam.or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1:13:04.08</dc:date>
    <meta:document-statistic meta:table-count="0" meta:image-count="0" meta:object-count="0" meta:page-count="1" meta:paragraph-count="15" meta:word-count="179" meta:character-count="1363" meta:non-whitespace-character-count="1188"/>
    <meta:user-defined meta:name="Info 1"/>
    <meta:user-defined meta:name="Info 2"/>
    <meta:user-defined meta:name="Info 3"/>
    <meta:user-defined meta:name="Info 4"/>
  </office:meta>
</office:document-meta>
</file>